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736cm"/>
    </style:style>
    <style:style style:name="co2" style:family="table-column">
      <style:table-column-properties fo:break-before="auto" style:column-width="3.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시트1" table:style-name="ta1">
        <table:shapes>
          <draw:frame draw:z-index="0" draw:style-name="gr1" draw:text-style-name="P1" svg:width="33.736cm" svg:height="21.912cm" svg:x="6.362cm" svg:y="0.453cm">
            <draw:object draw:notify-on-update-of-ranges="시트1.A2:시트1.A65 시트1.B2:시트1.B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cord Counts</text:p>
          </table:table-cell>
          <table:table-cell office:value-type="string" calcext:value-type="string">
            <text:p>Shell Execution time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2333" calcext:value-type="float">
            <text:p>8233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94596" calcext:value-type="float">
            <text:p>94596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86832" calcext:value-type="float">
            <text:p>8683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6574" calcext:value-type="float">
            <text:p>86574</text:p>
          </table:table-cell>
        </table:table-row>
        <table:table-row table:style-name="ro1">
          <table:table-cell office:value-type="float" office:value="5242880" calcext:value-type="float">
            <text:p>5242880</text:p>
          </table:table-cell>
          <table:table-cell office:value-type="float" office:value="87843" calcext:value-type="float">
            <text:p>87843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83769" calcext:value-type="float">
            <text:p>83769</text:p>
          </table:table-cell>
        </table:table-row>
        <table:table-row table:style-name="ro1">
          <table:table-cell office:value-type="float" office:value="7340032" calcext:value-type="float">
            <text:p>7340032</text:p>
          </table:table-cell>
          <table:table-cell office:value-type="float" office:value="87876" calcext:value-type="float">
            <text:p>8787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81692" calcext:value-type="float">
            <text:p>81692</text:p>
          </table:table-cell>
        </table:table-row>
        <table:table-row table:style-name="ro1">
          <table:table-cell office:value-type="float" office:value="9437184" calcext:value-type="float">
            <text:p>9437184</text:p>
          </table:table-cell>
          <table:table-cell office:value-type="float" office:value="88727" calcext:value-type="float">
            <text:p>88727</text:p>
          </table:table-cell>
        </table:table-row>
        <table:table-row table:style-name="ro1">
          <table:table-cell office:value-type="float" office:value="10485760" calcext:value-type="float">
            <text:p>10485760</text:p>
          </table:table-cell>
          <table:table-cell office:value-type="float" office:value="85419" calcext:value-type="float">
            <text:p>85419</text:p>
          </table:table-cell>
        </table:table-row>
        <table:table-row table:style-name="ro1">
          <table:table-cell office:value-type="float" office:value="11534336" calcext:value-type="float">
            <text:p>11534336</text:p>
          </table:table-cell>
          <table:table-cell office:value-type="float" office:value="83048" calcext:value-type="float">
            <text:p>83048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91028" calcext:value-type="float">
            <text:p>91028</text:p>
          </table:table-cell>
        </table:table-row>
        <table:table-row table:style-name="ro1">
          <table:table-cell office:value-type="float" office:value="13631488" calcext:value-type="float">
            <text:p>13631488</text:p>
          </table:table-cell>
          <table:table-cell office:value-type="float" office:value="86887" calcext:value-type="float">
            <text:p>86887</text:p>
          </table:table-cell>
        </table:table-row>
        <table:table-row table:style-name="ro1">
          <table:table-cell office:value-type="float" office:value="14680064" calcext:value-type="float">
            <text:p>14680064</text:p>
          </table:table-cell>
          <table:table-cell office:value-type="float" office:value="85349" calcext:value-type="float">
            <text:p>85349</text:p>
          </table:table-cell>
        </table:table-row>
        <table:table-row table:style-name="ro1">
          <table:table-cell office:value-type="float" office:value="15728640" calcext:value-type="float">
            <text:p>15728640</text:p>
          </table:table-cell>
          <table:table-cell office:value-type="float" office:value="83211" calcext:value-type="float">
            <text:p>8321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06192" calcext:value-type="float">
            <text:p>106192</text:p>
          </table:table-cell>
        </table:table-row>
        <table:table-row table:style-name="ro1">
          <table:table-cell office:value-type="float" office:value="17825792" calcext:value-type="float">
            <text:p>17825792</text:p>
          </table:table-cell>
          <table:table-cell office:value-type="float" office:value="81677" calcext:value-type="float">
            <text:p>81677</text:p>
          </table:table-cell>
        </table:table-row>
        <table:table-row table:style-name="ro1">
          <table:table-cell office:value-type="float" office:value="18874368" calcext:value-type="float">
            <text:p>18874368</text:p>
          </table:table-cell>
          <table:table-cell office:value-type="float" office:value="92329" calcext:value-type="float">
            <text:p>92329</text:p>
          </table:table-cell>
        </table:table-row>
        <table:table-row table:style-name="ro1">
          <table:table-cell office:value-type="float" office:value="19922944" calcext:value-type="float">
            <text:p>19922944</text:p>
          </table:table-cell>
          <table:table-cell office:value-type="float" office:value="88620" calcext:value-type="float">
            <text:p>88620</text:p>
          </table:table-cell>
        </table:table-row>
        <table:table-row table:style-name="ro1">
          <table:table-cell office:value-type="float" office:value="20971520" calcext:value-type="float">
            <text:p>20971520</text:p>
          </table:table-cell>
          <table:table-cell office:value-type="float" office:value="83132" calcext:value-type="float">
            <text:p>83132</text:p>
          </table:table-cell>
        </table:table-row>
        <table:table-row table:style-name="ro1">
          <table:table-cell office:value-type="float" office:value="22020096" calcext:value-type="float">
            <text:p>22020096</text:p>
          </table:table-cell>
          <table:table-cell office:value-type="float" office:value="84319" calcext:value-type="float">
            <text:p>84319</text:p>
          </table:table-cell>
        </table:table-row>
        <table:table-row table:style-name="ro1">
          <table:table-cell office:value-type="float" office:value="23068672" calcext:value-type="float">
            <text:p>23068672</text:p>
          </table:table-cell>
          <table:table-cell office:value-type="float" office:value="94823" calcext:value-type="float">
            <text:p>94823</text:p>
          </table:table-cell>
        </table:table-row>
        <table:table-row table:style-name="ro1">
          <table:table-cell office:value-type="float" office:value="24117248" calcext:value-type="float">
            <text:p>24117248</text:p>
          </table:table-cell>
          <table:table-cell office:value-type="float" office:value="82612" calcext:value-type="float">
            <text:p>82612</text:p>
          </table:table-cell>
        </table:table-row>
        <table:table-row table:style-name="ro1">
          <table:table-cell office:value-type="float" office:value="25165824" calcext:value-type="float">
            <text:p>25165824</text:p>
          </table:table-cell>
          <table:table-cell office:value-type="float" office:value="98086" calcext:value-type="float">
            <text:p>98086</text:p>
          </table:table-cell>
        </table:table-row>
        <table:table-row table:style-name="ro1">
          <table:table-cell office:value-type="float" office:value="26214400" calcext:value-type="float">
            <text:p>26214400</text:p>
          </table:table-cell>
          <table:table-cell office:value-type="float" office:value="88816" calcext:value-type="float">
            <text:p>88816</text:p>
          </table:table-cell>
        </table:table-row>
        <table:table-row table:style-name="ro1">
          <table:table-cell office:value-type="float" office:value="27262976" calcext:value-type="float">
            <text:p>27262976</text:p>
          </table:table-cell>
          <table:table-cell office:value-type="float" office:value="90394" calcext:value-type="float">
            <text:p>90394</text:p>
          </table:table-cell>
        </table:table-row>
        <table:table-row table:style-name="ro1">
          <table:table-cell office:value-type="float" office:value="28311552" calcext:value-type="float">
            <text:p>28311552</text:p>
          </table:table-cell>
          <table:table-cell office:value-type="float" office:value="83149" calcext:value-type="float">
            <text:p>83149</text:p>
          </table:table-cell>
        </table:table-row>
        <table:table-row table:style-name="ro1">
          <table:table-cell office:value-type="float" office:value="29360128" calcext:value-type="float">
            <text:p>29360128</text:p>
          </table:table-cell>
          <table:table-cell office:value-type="float" office:value="99553" calcext:value-type="float">
            <text:p>99553</text:p>
          </table:table-cell>
        </table:table-row>
        <table:table-row table:style-name="ro1">
          <table:table-cell office:value-type="float" office:value="30408704" calcext:value-type="float">
            <text:p>30408704</text:p>
          </table:table-cell>
          <table:table-cell office:value-type="float" office:value="89225" calcext:value-type="float">
            <text:p>89225</text:p>
          </table:table-cell>
        </table:table-row>
        <table:table-row table:style-name="ro1">
          <table:table-cell office:value-type="float" office:value="31457280" calcext:value-type="float">
            <text:p>31457280</text:p>
          </table:table-cell>
          <table:table-cell office:value-type="float" office:value="94936" calcext:value-type="float">
            <text:p>94936</text:p>
          </table:table-cell>
        </table:table-row>
        <table:table-row table:style-name="ro1">
          <table:table-cell office:value-type="float" office:value="32505856" calcext:value-type="float">
            <text:p>32505856</text:p>
          </table:table-cell>
          <table:table-cell office:value-type="float" office:value="88558" calcext:value-type="float">
            <text:p>88558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88973" calcext:value-type="float">
            <text:p>88973</text:p>
          </table:table-cell>
        </table:table-row>
        <table:table-row table:style-name="ro1">
          <table:table-cell office:value-type="float" office:value="34603008" calcext:value-type="float">
            <text:p>34603008</text:p>
          </table:table-cell>
          <table:table-cell office:value-type="float" office:value="95471" calcext:value-type="float">
            <text:p>95471</text:p>
          </table:table-cell>
        </table:table-row>
        <table:table-row table:style-name="ro1">
          <table:table-cell office:value-type="float" office:value="35651584" calcext:value-type="float">
            <text:p>35651584</text:p>
          </table:table-cell>
          <table:table-cell office:value-type="float" office:value="91899" calcext:value-type="float">
            <text:p>91899</text:p>
          </table:table-cell>
        </table:table-row>
        <table:table-row table:style-name="ro1">
          <table:table-cell office:value-type="float" office:value="36700160" calcext:value-type="float">
            <text:p>36700160</text:p>
          </table:table-cell>
          <table:table-cell office:value-type="float" office:value="90519" calcext:value-type="float">
            <text:p>90519</text:p>
          </table:table-cell>
        </table:table-row>
        <table:table-row table:style-name="ro1">
          <table:table-cell office:value-type="float" office:value="37748736" calcext:value-type="float">
            <text:p>37748736</text:p>
          </table:table-cell>
          <table:table-cell office:value-type="float" office:value="90478" calcext:value-type="float">
            <text:p>90478</text:p>
          </table:table-cell>
        </table:table-row>
        <table:table-row table:style-name="ro1">
          <table:table-cell office:value-type="float" office:value="38797312" calcext:value-type="float">
            <text:p>38797312</text:p>
          </table:table-cell>
          <table:table-cell office:value-type="float" office:value="96234" calcext:value-type="float">
            <text:p>96234</text:p>
          </table:table-cell>
        </table:table-row>
        <table:table-row table:style-name="ro1">
          <table:table-cell office:value-type="float" office:value="39845888" calcext:value-type="float">
            <text:p>39845888</text:p>
          </table:table-cell>
          <table:table-cell office:value-type="float" office:value="90511" calcext:value-type="float">
            <text:p>90511</text:p>
          </table:table-cell>
        </table:table-row>
        <table:table-row table:style-name="ro1">
          <table:table-cell office:value-type="float" office:value="40894464" calcext:value-type="float">
            <text:p>40894464</text:p>
          </table:table-cell>
          <table:table-cell office:value-type="float" office:value="88986" calcext:value-type="float">
            <text:p>88986</text:p>
          </table:table-cell>
        </table:table-row>
        <table:table-row table:style-name="ro1">
          <table:table-cell office:value-type="float" office:value="41943040" calcext:value-type="float">
            <text:p>41943040</text:p>
          </table:table-cell>
          <table:table-cell office:value-type="float" office:value="94051" calcext:value-type="float">
            <text:p>94051</text:p>
          </table:table-cell>
        </table:table-row>
        <table:table-row table:style-name="ro1">
          <table:table-cell office:value-type="float" office:value="42991616" calcext:value-type="float">
            <text:p>42991616</text:p>
          </table:table-cell>
          <table:table-cell office:value-type="float" office:value="98270" calcext:value-type="float">
            <text:p>98270</text:p>
          </table:table-cell>
        </table:table-row>
        <table:table-row table:style-name="ro1">
          <table:table-cell office:value-type="float" office:value="44040192" calcext:value-type="float">
            <text:p>44040192</text:p>
          </table:table-cell>
          <table:table-cell office:value-type="float" office:value="112701" calcext:value-type="float">
            <text:p>112701</text:p>
          </table:table-cell>
        </table:table-row>
        <table:table-row table:style-name="ro1">
          <table:table-cell office:value-type="float" office:value="45088768" calcext:value-type="float">
            <text:p>45088768</text:p>
          </table:table-cell>
          <table:table-cell office:value-type="float" office:value="109229" calcext:value-type="float">
            <text:p>109229</text:p>
          </table:table-cell>
        </table:table-row>
        <table:table-row table:style-name="ro1">
          <table:table-cell office:value-type="float" office:value="46137344" calcext:value-type="float">
            <text:p>46137344</text:p>
          </table:table-cell>
          <table:table-cell office:value-type="float" office:value="90965" calcext:value-type="float">
            <text:p>90965</text:p>
          </table:table-cell>
        </table:table-row>
        <table:table-row table:style-name="ro1">
          <table:table-cell office:value-type="float" office:value="47185920" calcext:value-type="float">
            <text:p>47185920</text:p>
          </table:table-cell>
          <table:table-cell office:value-type="float" office:value="97816" calcext:value-type="float">
            <text:p>97816</text:p>
          </table:table-cell>
        </table:table-row>
        <table:table-row table:style-name="ro1">
          <table:table-cell office:value-type="float" office:value="48234496" calcext:value-type="float">
            <text:p>48234496</text:p>
          </table:table-cell>
          <table:table-cell office:value-type="float" office:value="90162" calcext:value-type="float">
            <text:p>90162</text:p>
          </table:table-cell>
        </table:table-row>
        <table:table-row table:style-name="ro1">
          <table:table-cell office:value-type="float" office:value="49283072" calcext:value-type="float">
            <text:p>49283072</text:p>
          </table:table-cell>
          <table:table-cell office:value-type="float" office:value="99667" calcext:value-type="float">
            <text:p>99667</text:p>
          </table:table-cell>
        </table:table-row>
        <table:table-row table:style-name="ro1">
          <table:table-cell office:value-type="float" office:value="50331648" calcext:value-type="float">
            <text:p>50331648</text:p>
          </table:table-cell>
          <table:table-cell office:value-type="float" office:value="97292" calcext:value-type="float">
            <text:p>97292</text:p>
          </table:table-cell>
        </table:table-row>
        <table:table-row table:style-name="ro1">
          <table:table-cell office:value-type="float" office:value="51380224" calcext:value-type="float">
            <text:p>51380224</text:p>
          </table:table-cell>
          <table:table-cell office:value-type="float" office:value="96353" calcext:value-type="float">
            <text:p>96353</text:p>
          </table:table-cell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102384" calcext:value-type="float">
            <text:p>102384</text:p>
          </table:table-cell>
        </table:table-row>
        <table:table-row table:style-name="ro1">
          <table:table-cell office:value-type="float" office:value="53477376" calcext:value-type="float">
            <text:p>53477376</text:p>
          </table:table-cell>
          <table:table-cell office:value-type="float" office:value="83440" calcext:value-type="float">
            <text:p>83440</text:p>
          </table:table-cell>
        </table:table-row>
        <table:table-row table:style-name="ro1">
          <table:table-cell office:value-type="float" office:value="54525952" calcext:value-type="float">
            <text:p>54525952</text:p>
          </table:table-cell>
          <table:table-cell office:value-type="float" office:value="96328" calcext:value-type="float">
            <text:p>96328</text:p>
          </table:table-cell>
        </table:table-row>
        <table:table-row table:style-name="ro1">
          <table:table-cell office:value-type="float" office:value="55574528" calcext:value-type="float">
            <text:p>55574528</text:p>
          </table:table-cell>
          <table:table-cell office:value-type="float" office:value="95777" calcext:value-type="float">
            <text:p>95777</text:p>
          </table:table-cell>
        </table:table-row>
        <table:table-row table:style-name="ro1">
          <table:table-cell office:value-type="float" office:value="56623104" calcext:value-type="float">
            <text:p>56623104</text:p>
          </table:table-cell>
          <table:table-cell office:value-type="float" office:value="92415" calcext:value-type="float">
            <text:p>92415</text:p>
          </table:table-cell>
        </table:table-row>
        <table:table-row table:style-name="ro1">
          <table:table-cell office:value-type="float" office:value="57671680" calcext:value-type="float">
            <text:p>57671680</text:p>
          </table:table-cell>
          <table:table-cell office:value-type="float" office:value="109194" calcext:value-type="float">
            <text:p>109194</text:p>
          </table:table-cell>
        </table:table-row>
        <table:table-row table:style-name="ro1">
          <table:table-cell office:value-type="float" office:value="58720256" calcext:value-type="float">
            <text:p>58720256</text:p>
          </table:table-cell>
          <table:table-cell office:value-type="float" office:value="95448" calcext:value-type="float">
            <text:p>95448</text:p>
          </table:table-cell>
        </table:table-row>
        <table:table-row table:style-name="ro1">
          <table:table-cell office:value-type="float" office:value="59768832" calcext:value-type="float">
            <text:p>59768832</text:p>
          </table:table-cell>
          <table:table-cell office:value-type="float" office:value="90411" calcext:value-type="float">
            <text:p>90411</text:p>
          </table:table-cell>
        </table:table-row>
        <table:table-row table:style-name="ro1">
          <table:table-cell office:value-type="float" office:value="60817408" calcext:value-type="float">
            <text:p>60817408</text:p>
          </table:table-cell>
          <table:table-cell office:value-type="float" office:value="88564" calcext:value-type="float">
            <text:p>88564</text:p>
          </table:table-cell>
        </table:table-row>
        <table:table-row table:style-name="ro1">
          <table:table-cell office:value-type="float" office:value="61865984" calcext:value-type="float">
            <text:p>61865984</text:p>
          </table:table-cell>
          <table:table-cell office:value-type="float" office:value="98474" calcext:value-type="float">
            <text:p>98474</text:p>
          </table:table-cell>
        </table:table-row>
        <table:table-row table:style-name="ro1">
          <table:table-cell office:value-type="float" office:value="62914560" calcext:value-type="float">
            <text:p>62914560</text:p>
          </table:table-cell>
          <table:table-cell office:value-type="float" office:value="95970" calcext:value-type="float">
            <text:p>95970</text:p>
          </table:table-cell>
        </table:table-row>
        <table:table-row table:style-name="ro1">
          <table:table-cell office:value-type="float" office:value="63963136" calcext:value-type="float">
            <text:p>63963136</text:p>
          </table:table-cell>
          <table:table-cell office:value-type="float" office:value="91338" calcext:value-type="float">
            <text:p>91338</text:p>
          </table:table-cell>
        </table:table-row>
        <table:table-row table:style-name="ro1">
          <table:table-cell office:value-type="float" office:value="65011712" calcext:value-type="float">
            <text:p>65011712</text:p>
          </table:table-cell>
          <table:table-cell office:value-type="float" office:value="86661" calcext:value-type="float">
            <text:p>86661</text:p>
          </table:table-cell>
        </table:table-row>
        <table:table-row table:style-name="ro1">
          <table:table-cell office:value-type="float" office:value="66060288" calcext:value-type="float">
            <text:p>66060288</text:p>
          </table:table-cell>
          <table:table-cell office:value-type="float" office:value="87730" calcext:value-type="float">
            <text:p>87730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98173" calcext:value-type="float">
            <text:p>98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12pt" fo:language="en" fo:country="US" style:letter-kerning="true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7T19:09:16.835844573</dc:date>
    <meta:document-statistic meta:table-count="1" meta:cell-count="13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737cm" svg:height="21.913cm" xlink:href=".." xlink:type="simple" chart:class="chart:line" chart:style-name="ch1">
        <chart:title svg:x="13.133cm" svg:y="0.574cm" chart:style-name="ch2">
          <text:p>Record counts - Shell execution time</text:p>
        </chart:title>
        <chart:legend chart:legend-position="end" svg:x="31.653cm" svg:y="10.657cm" style:legend-expansion="high" chart:style-name="ch3"/>
        <chart:plot-area chart:style-name="ch4" table:cell-range-address="시트1.A2:시트1.B65" chart:data-source-has-labels="column" svg:x="1.685cm" svg:y="1.817cm" svg:width="29.294cm" svg:height="18.677cm">
          <chartooo:coordinate-region svg:x="3.047cm" svg:y="2.016cm" svg:width="27.932cm" svg:height="16.9cm"/>
          <chart:axis chart:dimension="x" chart:name="primary-x" chart:style-name="ch5" chartooo:axis-type="auto">
            <chartooo:date-scale/>
            <chart:title svg:x="15.878cm" svg:y="20.932cm" chart:style-name="ch6">
              <text:p>count</text:p>
            </chart:title>
            <chart:categories table:cell-range-address="시트1.A2:시트1.A65"/>
          </chart:axis>
          <chart:axis chart:dimension="y" chart:name="primary-y" chart:style-name="ch5">
            <chart:title svg:x="0.451cm" svg:y="12.297cm" chart:style-name="ch7">
              <text:p>exec. time (ms)</text:p>
            </chart:title>
            <chart:grid chart:style-name="ch8" chart:class="major"/>
          </chart:axis>
          <chart:series chart:style-name="ch9" chart:values-cell-range-address="시트1.B2:시트1.B65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단 B</text:p>
              </table:table-cell>
            </table:table-row>
          </table:table-header-rows>
          <table:table-rows>
            <table:table-row>
              <table:table-cell office:value-type="float" office:value="1048576">
                <text:p>1048580</text:p>
                <draw:g>
                  <svg:desc>시트1.A2:시트1.A65</svg:desc>
                </draw:g>
              </table:table-cell>
              <table:table-cell office:value-type="float" office:value="82333">
                <text:p>82333</text:p>
                <draw:g>
                  <svg:desc>시트1.B2:시트1.B65</svg:desc>
                </draw:g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94596">
                <text:p>94596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86832">
                <text:p>8683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86574">
                <text:p>86574</text:p>
              </table:table-cell>
            </table:table-row>
            <table:table-row>
              <table:table-cell office:value-type="float" office:value="5242880">
                <text:p>5242880</text:p>
              </table:table-cell>
              <table:table-cell office:value-type="float" office:value="87843">
                <text:p>87843</text:p>
              </table:table-cell>
            </table:table-row>
            <table:table-row>
              <table:table-cell office:value-type="float" office:value="6291456">
                <text:p>6291460</text:p>
              </table:table-cell>
              <table:table-cell office:value-type="float" office:value="83769">
                <text:p>83769</text:p>
              </table:table-cell>
            </table:table-row>
            <table:table-row>
              <table:table-cell office:value-type="float" office:value="7340032">
                <text:p>7340030</text:p>
              </table:table-cell>
              <table:table-cell office:value-type="float" office:value="87876">
                <text:p>8787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81692">
                <text:p>81692</text:p>
              </table:table-cell>
            </table:table-row>
            <table:table-row>
              <table:table-cell office:value-type="float" office:value="9437184">
                <text:p>9437180</text:p>
              </table:table-cell>
              <table:table-cell office:value-type="float" office:value="88727">
                <text:p>88727</text:p>
              </table:table-cell>
            </table:table-row>
            <table:table-row>
              <table:table-cell office:value-type="float" office:value="10485760">
                <text:p>10485760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float" office:value="11534336">
                <text:p>11534340</text:p>
              </table:table-cell>
              <table:table-cell office:value-type="float" office:value="83048">
                <text:p>83048</text:p>
              </table:table-cell>
            </table:table-row>
            <table:table-row>
              <table:table-cell office:value-type="float" office:value="12582912">
                <text:p>12582910</text:p>
              </table:table-cell>
              <table:table-cell office:value-type="float" office:value="91028">
                <text:p>91028</text:p>
              </table:table-cell>
            </table:table-row>
            <table:table-row>
              <table:table-cell office:value-type="float" office:value="13631488">
                <text:p>13631490</text:p>
              </table:table-cell>
              <table:table-cell office:value-type="float" office:value="86887">
                <text:p>86887</text:p>
              </table:table-cell>
            </table:table-row>
            <table:table-row>
              <table:table-cell office:value-type="float" office:value="14680064">
                <text:p>14680060</text:p>
              </table:table-cell>
              <table:table-cell office:value-type="float" office:value="85349">
                <text:p>85349</text:p>
              </table:table-cell>
            </table:table-row>
            <table:table-row>
              <table:table-cell office:value-type="float" office:value="15728640">
                <text:p>15728640</text:p>
              </table:table-cell>
              <table:table-cell office:value-type="float" office:value="83211">
                <text:p>83211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06192">
                <text:p>106192</text:p>
              </table:table-cell>
            </table:table-row>
            <table:table-row>
              <table:table-cell office:value-type="float" office:value="17825792">
                <text:p>17825790</text:p>
              </table:table-cell>
              <table:table-cell office:value-type="float" office:value="81677">
                <text:p>81677</text:p>
              </table:table-cell>
            </table:table-row>
            <table:table-row>
              <table:table-cell office:value-type="float" office:value="18874368">
                <text:p>18874370</text:p>
              </table:table-cell>
              <table:table-cell office:value-type="float" office:value="92329">
                <text:p>92329</text:p>
              </table:table-cell>
            </table:table-row>
            <table:table-row>
              <table:table-cell office:value-type="float" office:value="19922944">
                <text:p>19922940</text:p>
              </table:table-cell>
              <table:table-cell office:value-type="float" office:value="88620">
                <text:p>88620</text:p>
              </table:table-cell>
            </table:table-row>
            <table:table-row>
              <table:table-cell office:value-type="float" office:value="20971520">
                <text:p>20971520</text:p>
              </table:table-cell>
              <table:table-cell office:value-type="float" office:value="83132">
                <text:p>83132</text:p>
              </table:table-cell>
            </table:table-row>
            <table:table-row>
              <table:table-cell office:value-type="float" office:value="22020096">
                <text:p>22020100</text:p>
              </table:table-cell>
              <table:table-cell office:value-type="float" office:value="84319">
                <text:p>84319</text:p>
              </table:table-cell>
            </table:table-row>
            <table:table-row>
              <table:table-cell office:value-type="float" office:value="23068672">
                <text:p>23068670</text:p>
              </table:table-cell>
              <table:table-cell office:value-type="float" office:value="94823">
                <text:p>94823</text:p>
              </table:table-cell>
            </table:table-row>
            <table:table-row>
              <table:table-cell office:value-type="float" office:value="24117248">
                <text:p>24117250</text:p>
              </table:table-cell>
              <table:table-cell office:value-type="float" office:value="82612">
                <text:p>82612</text:p>
              </table:table-cell>
            </table:table-row>
            <table:table-row>
              <table:table-cell office:value-type="float" office:value="25165824">
                <text:p>25165820</text:p>
              </table:table-cell>
              <table:table-cell office:value-type="float" office:value="98086">
                <text:p>98086</text:p>
              </table:table-cell>
            </table:table-row>
            <table:table-row>
              <table:table-cell office:value-type="float" office:value="26214400">
                <text:p>26214400</text:p>
              </table:table-cell>
              <table:table-cell office:value-type="float" office:value="88816">
                <text:p>88816</text:p>
              </table:table-cell>
            </table:table-row>
            <table:table-row>
              <table:table-cell office:value-type="float" office:value="27262976">
                <text:p>27262980</text:p>
              </table:table-cell>
              <table:table-cell office:value-type="float" office:value="90394">
                <text:p>90394</text:p>
              </table:table-cell>
            </table:table-row>
            <table:table-row>
              <table:table-cell office:value-type="float" office:value="28311552">
                <text:p>28311550</text:p>
              </table:table-cell>
              <table:table-cell office:value-type="float" office:value="83149">
                <text:p>83149</text:p>
              </table:table-cell>
            </table:table-row>
            <table:table-row>
              <table:table-cell office:value-type="float" office:value="29360128">
                <text:p>29360130</text:p>
              </table:table-cell>
              <table:table-cell office:value-type="float" office:value="99553">
                <text:p>99553</text:p>
              </table:table-cell>
            </table:table-row>
            <table:table-row>
              <table:table-cell office:value-type="float" office:value="30408704">
                <text:p>30408700</text:p>
              </table:table-cell>
              <table:table-cell office:value-type="float" office:value="89225">
                <text:p>89225</text:p>
              </table:table-cell>
            </table:table-row>
            <table:table-row>
              <table:table-cell office:value-type="float" office:value="31457280">
                <text:p>31457280</text:p>
              </table:table-cell>
              <table:table-cell office:value-type="float" office:value="94936">
                <text:p>94936</text:p>
              </table:table-cell>
            </table:table-row>
            <table:table-row>
              <table:table-cell office:value-type="float" office:value="32505856">
                <text:p>32505860</text:p>
              </table:table-cell>
              <table:table-cell office:value-type="float" office:value="88558">
                <text:p>8855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8973">
                <text:p>88973</text:p>
              </table:table-cell>
            </table:table-row>
            <table:table-row>
              <table:table-cell office:value-type="float" office:value="34603008">
                <text:p>34603010</text:p>
              </table:table-cell>
              <table:table-cell office:value-type="float" office:value="95471">
                <text:p>95471</text:p>
              </table:table-cell>
            </table:table-row>
            <table:table-row>
              <table:table-cell office:value-type="float" office:value="35651584">
                <text:p>35651580</text:p>
              </table:table-cell>
              <table:table-cell office:value-type="float" office:value="91899">
                <text:p>91899</text:p>
              </table:table-cell>
            </table:table-row>
            <table:table-row>
              <table:table-cell office:value-type="float" office:value="36700160">
                <text:p>36700160</text:p>
              </table:table-cell>
              <table:table-cell office:value-type="float" office:value="90519">
                <text:p>90519</text:p>
              </table:table-cell>
            </table:table-row>
            <table:table-row>
              <table:table-cell office:value-type="float" office:value="37748736">
                <text:p>37748740</text:p>
              </table:table-cell>
              <table:table-cell office:value-type="float" office:value="90478">
                <text:p>90478</text:p>
              </table:table-cell>
            </table:table-row>
            <table:table-row>
              <table:table-cell office:value-type="float" office:value="38797312">
                <text:p>38797310</text:p>
              </table:table-cell>
              <table:table-cell office:value-type="float" office:value="96234">
                <text:p>96234</text:p>
              </table:table-cell>
            </table:table-row>
            <table:table-row>
              <table:table-cell office:value-type="float" office:value="39845888">
                <text:p>39845890</text:p>
              </table:table-cell>
              <table:table-cell office:value-type="float" office:value="90511">
                <text:p>90511</text:p>
              </table:table-cell>
            </table:table-row>
            <table:table-row>
              <table:table-cell office:value-type="float" office:value="40894464">
                <text:p>40894460</text:p>
              </table:table-cell>
              <table:table-cell office:value-type="float" office:value="88986">
                <text:p>88986</text:p>
              </table:table-cell>
            </table:table-row>
            <table:table-row>
              <table:table-cell office:value-type="float" office:value="41943040">
                <text:p>41943040</text:p>
              </table:table-cell>
              <table:table-cell office:value-type="float" office:value="94051">
                <text:p>94051</text:p>
              </table:table-cell>
            </table:table-row>
            <table:table-row>
              <table:table-cell office:value-type="float" office:value="42991616">
                <text:p>42991620</text:p>
              </table:table-cell>
              <table:table-cell office:value-type="float" office:value="98270">
                <text:p>98270</text:p>
              </table:table-cell>
            </table:table-row>
            <table:table-row>
              <table:table-cell office:value-type="float" office:value="44040192">
                <text:p>44040190</text:p>
              </table:table-cell>
              <table:table-cell office:value-type="float" office:value="112701">
                <text:p>112701</text:p>
              </table:table-cell>
            </table:table-row>
            <table:table-row>
              <table:table-cell office:value-type="float" office:value="45088768">
                <text:p>45088770</text:p>
              </table:table-cell>
              <table:table-cell office:value-type="float" office:value="109229">
                <text:p>109229</text:p>
              </table:table-cell>
            </table:table-row>
            <table:table-row>
              <table:table-cell office:value-type="float" office:value="46137344">
                <text:p>46137340</text:p>
              </table:table-cell>
              <table:table-cell office:value-type="float" office:value="90965">
                <text:p>90965</text:p>
              </table:table-cell>
            </table:table-row>
            <table:table-row>
              <table:table-cell office:value-type="float" office:value="47185920">
                <text:p>47185920</text:p>
              </table:table-cell>
              <table:table-cell office:value-type="float" office:value="97816">
                <text:p>97816</text:p>
              </table:table-cell>
            </table:table-row>
            <table:table-row>
              <table:table-cell office:value-type="float" office:value="48234496">
                <text:p>48234500</text:p>
              </table:table-cell>
              <table:table-cell office:value-type="float" office:value="90162">
                <text:p>90162</text:p>
              </table:table-cell>
            </table:table-row>
            <table:table-row>
              <table:table-cell office:value-type="float" office:value="49283072">
                <text:p>49283070</text:p>
              </table:table-cell>
              <table:table-cell office:value-type="float" office:value="99667">
                <text:p>99667</text:p>
              </table:table-cell>
            </table:table-row>
            <table:table-row>
              <table:table-cell office:value-type="float" office:value="50331648">
                <text:p>50331650</text:p>
              </table:table-cell>
              <table:table-cell office:value-type="float" office:value="97292">
                <text:p>97292</text:p>
              </table:table-cell>
            </table:table-row>
            <table:table-row>
              <table:table-cell office:value-type="float" office:value="51380224">
                <text:p>51380220</text:p>
              </table:table-cell>
              <table:table-cell office:value-type="float" office:value="96353">
                <text:p>96353</text:p>
              </table:table-cell>
            </table:table-row>
            <table:table-row>
              <table:table-cell office:value-type="float" office:value="52428800">
                <text:p>52428800</text:p>
              </table:table-cell>
              <table:table-cell office:value-type="float" office:value="102384">
                <text:p>102384</text:p>
              </table:table-cell>
            </table:table-row>
            <table:table-row>
              <table:table-cell office:value-type="float" office:value="53477376">
                <text:p>53477380</text:p>
              </table:table-cell>
              <table:table-cell office:value-type="float" office:value="83440">
                <text:p>83440</text:p>
              </table:table-cell>
            </table:table-row>
            <table:table-row>
              <table:table-cell office:value-type="float" office:value="54525952">
                <text:p>54525950</text:p>
              </table:table-cell>
              <table:table-cell office:value-type="float" office:value="96328">
                <text:p>96328</text:p>
              </table:table-cell>
            </table:table-row>
            <table:table-row>
              <table:table-cell office:value-type="float" office:value="55574528">
                <text:p>55574530</text:p>
              </table:table-cell>
              <table:table-cell office:value-type="float" office:value="95777">
                <text:p>95777</text:p>
              </table:table-cell>
            </table:table-row>
            <table:table-row>
              <table:table-cell office:value-type="float" office:value="56623104">
                <text:p>56623100</text:p>
              </table:table-cell>
              <table:table-cell office:value-type="float" office:value="92415">
                <text:p>92415</text:p>
              </table:table-cell>
            </table:table-row>
            <table:table-row>
              <table:table-cell office:value-type="float" office:value="57671680">
                <text:p>57671680</text:p>
              </table:table-cell>
              <table:table-cell office:value-type="float" office:value="109194">
                <text:p>109194</text:p>
              </table:table-cell>
            </table:table-row>
            <table:table-row>
              <table:table-cell office:value-type="float" office:value="58720256">
                <text:p>58720260</text:p>
              </table:table-cell>
              <table:table-cell office:value-type="float" office:value="95448">
                <text:p>95448</text:p>
              </table:table-cell>
            </table:table-row>
            <table:table-row>
              <table:table-cell office:value-type="float" office:value="59768832">
                <text:p>59768830</text:p>
              </table:table-cell>
              <table:table-cell office:value-type="float" office:value="90411">
                <text:p>90411</text:p>
              </table:table-cell>
            </table:table-row>
            <table:table-row>
              <table:table-cell office:value-type="float" office:value="60817408">
                <text:p>60817410</text:p>
              </table:table-cell>
              <table:table-cell office:value-type="float" office:value="88564">
                <text:p>88564</text:p>
              </table:table-cell>
            </table:table-row>
            <table:table-row>
              <table:table-cell office:value-type="float" office:value="61865984">
                <text:p>61865980</text:p>
              </table:table-cell>
              <table:table-cell office:value-type="float" office:value="98474">
                <text:p>98474</text:p>
              </table:table-cell>
            </table:table-row>
            <table:table-row>
              <table:table-cell office:value-type="float" office:value="62914560">
                <text:p>62914560</text:p>
              </table:table-cell>
              <table:table-cell office:value-type="float" office:value="95970">
                <text:p>95970</text:p>
              </table:table-cell>
            </table:table-row>
            <table:table-row>
              <table:table-cell office:value-type="float" office:value="63963136">
                <text:p>63963140</text:p>
              </table:table-cell>
              <table:table-cell office:value-type="float" office:value="91338">
                <text:p>91338</text:p>
              </table:table-cell>
            </table:table-row>
            <table:table-row>
              <table:table-cell office:value-type="float" office:value="65011712">
                <text:p>65011710</text:p>
              </table:table-cell>
              <table:table-cell office:value-type="float" office:value="86661">
                <text:p>86661</text:p>
              </table:table-cell>
            </table:table-row>
            <table:table-row>
              <table:table-cell office:value-type="float" office:value="66060288">
                <text:p>66060290</text:p>
              </table:table-cell>
              <table:table-cell office:value-type="float" office:value="87730">
                <text:p>87730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98173">
                <text:p>98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